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E0D2F1CB0CD126CB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9.997cm, 13.879cm, 23.189cm, 10.417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8.899cm" svg:height="11.624cm" svg:x="0.201cm" svg:y="0.201cm">
          <draw:image xlink:href="Pictures/10000000000005E8000007E0E0D2F1CB0CD126CB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1-12T07:30:51.170294742</dc:date>
    <meta:editing-duration>PT2M59S</meta:editing-duration>
    <meta:editing-cycles>3</meta:editing-cycles>
    <meta:generator>LibreOffice/7.1.4.2$MacOSX_X86_64 LibreOffice_project/a529a4fab45b75fefc5b6226684193eb000654f6</meta:generator>
    <meta:document-statistic meta:object-count="1"/>
  </office:meta>
</office:document-meta>
</file>